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font-name="Verdana" fo:font-size="20pt" fo:font-style="normal" fo:font-weight="bold" style:font-size-asian="20pt" style:font-style-asian="normal" style:font-weight-asian="bold" style:font-size-complex="20pt" style:font-style-complex="normal" style:font-weight-complex="bold"/>
    </style:style>
    <style:style style:name="P3" style:family="paragraph" style:parent-style-name="Standard">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text-properties style:font-name="Arial" fo:font-size="16pt" fo:font-style="italic" style:font-size-asian="16pt" style:font-style-asian="italic" style:font-size-complex="16pt" style:font-style-complex="italic"/>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imes New Roman" fo:font-size="12pt" fo:font-style="normal" style:font-size-asian="12pt" style:font-style-asian="normal" style:font-size-complex="12pt" style:font-style-complex="normal"/>
    </style:style>
    <style:style style:name="P8"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text-properties style:text-underline-style="none"/>
    </style:style>
    <style:style style:name="P11" style:family="paragraph" style:parent-style-name="Standard">
      <style:text-properties style:text-underline-style="none" fo:font-weight="bold" style:font-weight-asian="bold"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sion</text:p>
      <text:p text:style-name="Standard"/>
      <text:p text:style-name="P3">Bakgrund</text:p>
      <text:p text:style-name="P5">”Den Glade Piraten” är en båtklubb, som tillhandahåller båtplatser för sina medlemmar.</text:p>
      <text:p text:style-name="P5"/>
      <text:p text:style-name="P5">Klubben har nu ”växt ur” sitt nuvarande system med medlemsregister, och behöver ett nytt system där det blir lättare att hålla reda på, och uppdatera, medlemmarnas information. Dels för klubben, så att alla nya båtinnehav registreras på ett tillfredsställande sätt, men även för medlemmarna, så att de nås av all viktig information som skickas ut från klubben. Även beräkning av medlemsavgifter och avgifter för båtplatser måste förbättras, då det är många som förmodligen inte betalar rätt avgift, i brist på ett fungerande, korrekt uppdaterat, medlemsregister.</text:p>
      <text:p text:style-name="P5"/>
      <text:p text:style-name="P5">Som det är nu sköts hela hanteringen av bokning av båtplatser, och betalning för dessa, manuellt. Detta borde kunna automatiseras, så att felmarginaler minskas, och rätt avgifter betalas.</text:p>
      <text:p text:style-name="P4"/>
      <text:p text:style-name="P4">Användargrupper</text:p>
      <text:p text:style-name="P4"/>
      <text:p text:style-name="P6">Medlemmar</text:p>
      <text:p text:style-name="P5">Medelålders, högre utbildning. Varierande datorvana.</text:p>
      <text:p text:style-name="P5"/>
      <text:p text:style-name="P6">Sekreterare</text:p>
      <text:p text:style-name="P5">Anställd, arbetar mest med penna och papper. Mindre datorvana</text:p>
      <text:p text:style-name="P5"/>
      <text:p text:style-name="P6">Kassör</text:p>
      <text:p text:style-name="P5">Anställd, arbetar mest med penna och papper. Mindre datorvana.</text:p>
      <text:p text:style-name="P4"/>
      <text:p text:style-name="P4">Intressenter</text:p>
      <text:p text:style-name="P4"/>
      <text:p text:style-name="P6">Svenskt Båtregister</text:p>
      <text:p text:style-name="Standard"><text:span text:style-name="T2">Register över båtar, </text:span>0771 - 900 400</text:p>
      <text:p text:style-name="Standard"/>
      <text:p text:style-name="P1">Riksarkivet</text:p>
      <text:p text:style-name="Standard"><text:span text:style-name="T1">Tidigare register över båtar,</text:span><text:span text:style-name="T3"> 010-476 70 00</text:span></text:p>
      <text:p text:style-name="P10"/>
      <text:p text:style-name="P11">Lars Svensson</text:p>
      <text:p text:style-name="P12">Ordförande för båtklubben, 070-123 12 12</text:p>
      <text:p text:style-name="P12"/>
      <text:p text:style-name="P11">PUL, Personuppgiftslagen</text:p>
      <text:p text:style-name="P12">Regler och lagar för lagring av personuppgifter</text:p>
      <text:p text:style-name="P4"/>
      <text:p text:style-name="P4">Liknande/Konkurrerande system</text:p>
      <text:p text:style-name="P7"/>
      <text:p text:style-name="P6">Lime Pro Web Service</text:p>
      <text:list xml:id="list608565729125522295" text:style-name="L1">
        <text:list-item>
          <text:p text:style-name="P13">Databas för hantering av kundrelationer</text:p>
        </text:list-item>
        <text:list-item>
          <text:p text:style-name="P13">Anpassningsbart för att passa just kundens behov av datahantering</text:p>
        </text:list-item>
        <text:list-item>
          <text:p text:style-name="P13">Egenutvecklat men samtidigt standardiserat</text:p>
        </text:list-item>
        <text:list-item>
          <text:p text:style-name="P13">Baserat på WCF</text:p>
        </text:list-item>
        <text:list-item>
          <text:p text:style-name="P13">Generell lösning för att hämta information ur vilken Lime Pro-databas som helst, oavsett <text:soft-page-break/>struktur och innehåll</text:p>
        </text:list-item>
      </text:list>
      <text:p text:style-name="P4"/>
      <text:p text:style-name="P4">Baskrav</text:p>
      <text:p text:style-name="P7"/>
      <text:p text:style-name="P6">BK 1. <text:span text:style-name="T1">Medlemmar ska kunna logga in och hantera sina medlemsuppgifter på ett enkelt sätt. Man ska kunna registrera eventuella nya båtinnehav och ändra kontaktinformation.</text:span></text:p>
      <text:p text:style-name="P6"><text:span text:style-name="T1"/></text:p>
      <text:p text:style-name="P6"><text:span text:style-name="T1"><text:tab/></text:span>BK 1.1. <text:span text:style-name="T1">Medlemmar ska kunna byta båtplatser med varandra, och att det registreras under <text:tab/>medlemsinformationen.</text:span></text:p>
      <text:p text:style-name="P5"/>
      <text:p text:style-name="P6">BK 2.<text:span text:style-name="T1"> Sekreteraren ska kunna söka upp medlemmars båtinnehav och klubbens tillgängliga båtplatser.</text:span></text:p>
      <text:p text:style-name="P5"/>
      <text:p text:style-name="P6"><text:span text:style-name="T1"><text:tab/></text:span>BK 2.1. <text:span text:style-name="T1">Medlemmars båtar ska specificeras med storlek och krav på djup, även tidigare års </text:span></text:p>
      <text:p text:style-name="P5"><text:tab/>båtplatser ska visas.</text:p>
      <text:p text:style-name="P5"/>
      <text:p text:style-name="P6"><text:span text:style-name="T1"><text:tab/></text:span>BK 2.2. <text:span text:style-name="T1">Tillgängliga platser för den specifika båten, så att krav på storlek och djup m.m <text:tab/>tillgodoses, ska visas vid sökning av tillgängliga platser.</text:span></text:p>
      <text:p text:style-name="P5"/>
      <text:p text:style-name="P6">BK 3. <text:span text:style-name="T1">Kassören ska kunna söka på medlemmar och se hur många båtar man har, för korrekt uträkning av avgift som ska betalas, och även om man har betalt avgiften eller ej. Betalning ska kunna göras via sin inloggning till sitt medlemsko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2-05T03:46:43.71</meta:creation-date>
    <dc:date>2013-12-05T10:54:23.50</dc:date>
    <meta:editing-duration>PT19M46S</meta:editing-duration>
    <meta:editing-cycles>3</meta:editing-cycles>
    <meta:generator>OpenOffice/4.0.1$Win32 OpenOffice.org_project/401m5$Build-9714</meta:generator>
    <meta:document-statistic meta:table-count="0" meta:image-count="0" meta:object-count="0" meta:page-count="2" meta:paragraph-count="36" meta:word-count="376" meta:character-count="2519"/>
  </office:meta>
</office:document-meta>
</file>